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<text:a xlink:href="https://bitcoinmagazine.com/articles/selfish-mining-a-25-attack-against-the-bitcoin-network-1383578440">https://bitcoinmagazine.com/articles/selfish-mining-a-25-attack-against-the-bitcoin-network-1383578440</text:a>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acm.acm.org/news/verification-systems-face-an-identity-crisis/">https://cacm.acm.org/news/verification-systems-face-an-identity-crisis/</text:a></text:p>
          </table:table-cell>
          <table:table-cell office:value-type="string" table:style-name="ce1">
            <text:p>CACM ACM</text:p>
          </table:table-cell>
          <table:table-cell office:value-type="date" office:date-value="2025-10-16T00:00:00" table:style-name="ce3">
            <text:p>10/16/25</text:p>
          </table:table-cell>
          <table:table-cell office:value-type="string" table:style-name="ce1">
            <text:p>Verification Systems Face an Identity Crisi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epfl.ch/news/a-new-prototype-e-voting-system-finally-solves-the/">https://news.epfl.ch/news/a-new-prototype-e-voting-system-finally-solves-the/</text:a></text:p>
          </table:table-cell>
          <table:table-cell office:value-type="string" table:style-name="ce1">
            <text:p>EPFL News</text:p>
          </table:table-cell>
          <table:table-cell office:value-type="date" office:date-value="2025-10-28T00:00:00" table:style-name="ce3">
            <text:p>10/28/25</text:p>
          </table:table-cell>
          <table:table-cell office:value-type="string" table:style-name="ce1">
            <text:p>A new prototype E-Voting system finally solves the coercion problem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icij.org/investigations/coin-laundry/holiverse-lado-forsage-cryptocurrency-scam/">https://www.icij.org/investigations/coin-laundry/holiverse-lado-forsage-cryptocurrency-scam/</text:a></text:p>
          </table:table-cell>
          <table:table-cell office:value-type="string" table:style-name="ce1">
            <text:p>ICIJ</text:p>
          </table:table-cell>
          <table:table-cell office:value-type="date" office:date-value="2025-11-17T00:00:00" table:style-name="ce3">
            <text:p>11/17/25</text:p>
          </table:table-cell>
          <table:table-cell office:value-type="string" table:style-name="ce1">
            <text:p>The Russian crypto guru’s Hollywood gambi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aktuelles.uni-frankfurt.de/english/goethe-university-and-the-initiative-for-cryptocurrencies-and-contracts-partner-to-advance-transatlantic-cybersecurity-research/">https://aktuelles.uni-frankfurt.de/english/goethe-university-and-the-initiative-for-cryptocurrencies-and-contracts-partner-to-advance-transatlantic-cybersecurity-research/</text:a></text:p>
          </table:table-cell>
          <table:table-cell office:value-type="string" table:style-name="ce1">
            <text:p>Goethe University<text:s/></text:p>
          </table:table-cell>
          <table:table-cell office:value-type="date" office:date-value="2025-11-24T00:00:00" table:style-name="ce3">
            <text:p>11/24/25</text:p>
          </table:table-cell>
          <table:table-cell office:value-type="string" table:style-name="ce1">
            <text:p>Goethe University and the Initiative for CryptoCurrencies and Contracts Partner to Advance Transatlantic Cybersecurity Research</text:p>
          </table:table-cell>
          <table:table-cell office:value-type="string" table:style-name="ce1">
            <text:p>IC3, juels</text:p>
          </table:table-cell>
          <table:table-cell table:number-columns-repeated="16379"/>
        </table:table-row>
        <table:table-row table:number-rows-repeated="104668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Oana Gherman</dc:creator>
    <dc:date>2025-11-28T05:07:02Z</dc:date>
    <meta:editing-cycles>129</meta:editing-cycles>
    <meta:editing-duration>PT11400S</meta:editing-duration>
  </office:meta>
</office:document-meta>
</file>